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f1c8" officeooo:paragraph-rsid="001af1c8" style:font-weight-asian="bold" style:font-weight-complex="bold"/>
    </style:style>
    <style:style style:name="P3" style:family="paragraph" style:parent-style-name="Standard">
      <style:text-properties fo:font-weight="bold" officeooo:rsid="00133bc3" officeooo:paragraph-rsid="00312231" style:font-weight-asian="bold" style:font-weight-complex="bold"/>
    </style:style>
    <style:style style:name="P4" style:family="paragraph" style:parent-style-name="Standard">
      <style:text-properties fo:font-weight="bold" officeooo:rsid="00133bc3" officeooo:paragraph-rsid="00133bc3" style:font-weight-asian="bold" style:font-weight-complex="bold"/>
    </style:style>
    <style:style style:name="P5" style:family="paragraph" style:parent-style-name="Standard">
      <style:text-properties fo:font-weight="bold" officeooo:rsid="00133bc3" officeooo:paragraph-rsid="00601fd6" style:font-weight-asian="bold" style:font-weight-complex="bold"/>
    </style:style>
    <style:style style:name="P6" style:family="paragraph" style:parent-style-name="Standard">
      <style:text-properties fo:font-weight="bold" officeooo:rsid="00579d4c" officeooo:paragraph-rsid="00594bb4" style:font-weight-asian="bold" style:font-weight-complex="bold"/>
    </style:style>
    <style:style style:name="P7" style:family="paragraph" style:parent-style-name="Standard">
      <style:text-properties fo:font-weight="bold" officeooo:rsid="00579d4c" officeooo:paragraph-rsid="00597089" style:font-weight-asian="bold" style:font-weight-complex="bold"/>
    </style:style>
    <style:style style:name="P8" style:family="paragraph" style:parent-style-name="Standard">
      <style:text-properties fo:font-weight="bold" officeooo:rsid="00579d4c" officeooo:paragraph-rsid="00579d4c" style:font-weight-asian="bold" style:font-weight-complex="bold"/>
    </style:style>
    <style:style style:name="P9" style:family="paragraph" style:parent-style-name="Standard">
      <style:text-properties fo:font-weight="bold" officeooo:rsid="00579d4c" officeooo:paragraph-rsid="00601fd6" style:font-weight-asian="bold" style:font-weight-complex="bold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text-properties fo:font-weight="normal" officeooo:rsid="0012a49b" officeooo:paragraph-rsid="0012a49b" style:font-weight-asian="normal" style:font-weight-complex="normal"/>
    </style:style>
    <style:style style:name="P12" style:family="paragraph" style:parent-style-name="Standard">
      <style:text-properties fo:font-weight="normal" officeooo:rsid="0012a49b" officeooo:paragraph-rsid="001e5a73" style:font-weight-asian="normal" style:font-weight-complex="normal"/>
    </style:style>
    <style:style style:name="P13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14" style:family="paragraph" style:parent-style-name="Standard">
      <style:text-properties fo:font-weight="normal" officeooo:rsid="00133bc3" officeooo:paragraph-rsid="0013caa8" style:font-weight-asian="normal" style:font-weight-complex="normal"/>
    </style:style>
    <style:style style:name="P15" style:family="paragraph" style:parent-style-name="Standard">
      <style:text-properties fo:font-weight="normal" officeooo:rsid="00133bc3" officeooo:paragraph-rsid="002043ac" style:font-weight-asian="normal" style:font-weight-complex="normal"/>
    </style:style>
    <style:style style:name="P16" style:family="paragraph" style:parent-style-name="Standard">
      <style:text-properties fo:font-weight="normal" officeooo:rsid="00133bc3" officeooo:paragraph-rsid="002054dd" style:font-weight-asian="normal" style:font-weight-complex="normal"/>
    </style:style>
    <style:style style:name="P17" style:family="paragraph" style:parent-style-name="Standard">
      <style:text-properties fo:font-weight="normal" officeooo:rsid="00133bc3" officeooo:paragraph-rsid="00212322" style:font-weight-asian="normal" style:font-weight-complex="normal"/>
    </style:style>
    <style:style style:name="P18" style:family="paragraph" style:parent-style-name="Standard">
      <style:text-properties fo:font-weight="normal" officeooo:rsid="00133bc3" officeooo:paragraph-rsid="0022cde9" style:font-weight-asian="normal" style:font-weight-complex="normal"/>
    </style:style>
    <style:style style:name="P19" style:family="paragraph" style:parent-style-name="Standard">
      <style:text-properties fo:font-weight="normal" officeooo:rsid="00133bc3" officeooo:paragraph-rsid="00279902" style:font-weight-asian="normal" style:font-weight-complex="normal"/>
    </style:style>
    <style:style style:name="P20" style:family="paragraph" style:parent-style-name="Standard">
      <style:text-properties fo:font-weight="normal" officeooo:rsid="00133bc3" officeooo:paragraph-rsid="002af699" style:font-weight-asian="normal" style:font-weight-complex="normal"/>
    </style:style>
    <style:style style:name="P21" style:family="paragraph" style:parent-style-name="Standard">
      <style:text-properties fo:font-weight="normal" officeooo:rsid="00133bc3" officeooo:paragraph-rsid="002baca1" style:font-weight-asian="normal" style:font-weight-complex="normal"/>
    </style:style>
    <style:style style:name="P22" style:family="paragraph" style:parent-style-name="Standard">
      <style:text-properties fo:font-weight="normal" officeooo:rsid="00133bc3" officeooo:paragraph-rsid="002daad4" style:font-weight-asian="normal" style:font-weight-complex="normal"/>
    </style:style>
    <style:style style:name="P23" style:family="paragraph" style:parent-style-name="Standard">
      <style:text-properties fo:font-weight="normal" officeooo:rsid="00133bc3" officeooo:paragraph-rsid="00312231" style:font-weight-asian="normal" style:font-weight-complex="normal"/>
    </style:style>
    <style:style style:name="P24" style:family="paragraph" style:parent-style-name="Standard">
      <style:text-properties fo:font-weight="normal" officeooo:rsid="00133bc3" officeooo:paragraph-rsid="0046c58d" style:font-weight-asian="normal" style:font-weight-complex="normal"/>
    </style:style>
    <style:style style:name="P25" style:family="paragraph" style:parent-style-name="Standard">
      <style:text-properties fo:font-weight="normal" officeooo:rsid="00133bc3" officeooo:paragraph-rsid="0049d9d7" style:font-weight-asian="normal" style:font-weight-complex="normal"/>
    </style:style>
    <style:style style:name="P26" style:family="paragraph" style:parent-style-name="Standard">
      <style:text-properties fo:font-weight="normal" officeooo:rsid="00133bc3" officeooo:paragraph-rsid="005511a2" style:font-weight-asian="normal" style:font-weight-complex="normal"/>
    </style:style>
    <style:style style:name="P27" style:family="paragraph" style:parent-style-name="Standard">
      <style:text-properties fo:font-weight="normal" officeooo:rsid="00133bc3" officeooo:paragraph-rsid="005bdf4a" style:font-weight-asian="normal" style:font-weight-complex="normal"/>
    </style:style>
    <style:style style:name="P28" style:family="paragraph" style:parent-style-name="Standard">
      <style:text-properties fo:font-weight="normal" officeooo:rsid="00152836" officeooo:paragraph-rsid="00152836" style:font-weight-asian="normal" style:font-weight-complex="normal"/>
    </style:style>
    <style:style style:name="P29" style:family="paragraph" style:parent-style-name="Standard">
      <style:text-properties fo:font-weight="normal" officeooo:rsid="00152836" officeooo:paragraph-rsid="003e8e1e" style:font-weight-asian="normal" style:font-weight-complex="normal"/>
    </style:style>
    <style:style style:name="P30" style:family="paragraph" style:parent-style-name="Standard">
      <style:text-properties fo:font-weight="normal" officeooo:rsid="001d2d4c" officeooo:paragraph-rsid="0018f80b" style:font-weight-asian="normal" style:font-weight-complex="normal"/>
    </style:style>
    <style:style style:name="P31" style:family="paragraph" style:parent-style-name="Standard">
      <style:text-properties fo:font-weight="normal" officeooo:rsid="001af1c8" officeooo:paragraph-rsid="001af1c8" style:font-weight-asian="normal" style:font-weight-complex="normal"/>
    </style:style>
    <style:style style:name="P32" style:family="paragraph" style:parent-style-name="Standard">
      <style:text-properties fo:font-weight="normal" officeooo:rsid="00321334" officeooo:paragraph-rsid="00321334" style:font-weight-asian="normal" style:font-weight-complex="normal"/>
    </style:style>
    <style:style style:name="P33" style:family="paragraph" style:parent-style-name="Standard">
      <style:text-properties fo:font-weight="normal" officeooo:rsid="00321334" officeooo:paragraph-rsid="00338144" style:font-weight-asian="normal" style:font-weight-complex="normal"/>
    </style:style>
    <style:style style:name="P34" style:family="paragraph" style:parent-style-name="Standard">
      <style:text-properties fo:font-weight="normal" officeooo:rsid="00321334" officeooo:paragraph-rsid="00340e49" style:font-weight-asian="normal" style:font-weight-complex="normal"/>
    </style:style>
    <style:style style:name="P35" style:family="paragraph" style:parent-style-name="Standard">
      <style:text-properties fo:font-weight="normal" officeooo:rsid="00321334" officeooo:paragraph-rsid="003597f4" style:font-weight-asian="normal" style:font-weight-complex="normal"/>
    </style:style>
    <style:style style:name="P36" style:family="paragraph" style:parent-style-name="Standard">
      <style:text-properties fo:font-weight="normal" officeooo:rsid="00321334" officeooo:paragraph-rsid="00371107" style:font-weight-asian="normal" style:font-weight-complex="normal"/>
    </style:style>
    <style:style style:name="P37" style:family="paragraph" style:parent-style-name="Standard">
      <style:text-properties fo:font-weight="normal" officeooo:rsid="004f56f5" officeooo:paragraph-rsid="004f56f5" style:font-weight-asian="normal" style:font-weight-complex="normal"/>
    </style:style>
    <style:style style:name="P38" style:family="paragraph" style:parent-style-name="Standard">
      <style:text-properties fo:font-weight="normal" officeooo:rsid="005511a2" officeooo:paragraph-rsid="005511a2" style:font-weight-asian="normal" style:font-weight-complex="normal"/>
    </style:style>
    <style:style style:name="P39" style:family="paragraph" style:parent-style-name="Standard">
      <style:text-properties fo:font-weight="normal" officeooo:rsid="005511a2" officeooo:paragraph-rsid="0059474e" style:font-weight-asian="normal" style:font-weight-complex="normal"/>
    </style:style>
    <style:style style:name="P40" style:family="paragraph" style:parent-style-name="Standard">
      <style:text-properties fo:font-weight="normal" officeooo:rsid="00504deb" officeooo:paragraph-rsid="00504deb" style:font-weight-asian="normal" style:font-weight-complex="normal"/>
    </style:style>
    <style:style style:name="P41" style:family="paragraph" style:parent-style-name="Standard">
      <style:text-properties fo:font-weight="normal" officeooo:rsid="0059474e" officeooo:paragraph-rsid="0059474e" style:font-weight-asian="normal" style:font-weight-complex="normal"/>
    </style:style>
    <style:style style:name="P42" style:family="paragraph" style:parent-style-name="Standard">
      <style:text-properties fo:font-weight="normal" officeooo:rsid="00579d4c" officeooo:paragraph-rsid="00594bb4" style:font-weight-asian="normal" style:font-weight-complex="normal"/>
    </style:style>
    <style:style style:name="P43" style:family="paragraph" style:parent-style-name="Standard">
      <style:text-properties fo:font-weight="normal" officeooo:rsid="00579d4c" officeooo:paragraph-rsid="00601fd6" style:font-weight-asian="normal" style:font-weight-complex="normal"/>
    </style:style>
    <style:style style:name="P44" style:family="paragraph" style:parent-style-name="Standard">
      <style:text-properties fo:font-weight="normal" officeooo:rsid="00579d4c" officeooo:paragraph-rsid="00579d4c" style:font-weight-asian="normal" style:font-weight-complex="normal"/>
    </style:style>
    <style:style style:name="P45" style:family="paragraph" style:parent-style-name="Standard">
      <style:text-properties fo:font-weight="normal" officeooo:rsid="00579d4c" officeooo:paragraph-rsid="0066786e" style:font-weight-asian="normal" style:font-weight-complex="normal"/>
    </style:style>
    <style:style style:name="P46" style:family="paragraph" style:parent-style-name="Standard">
      <style:text-properties fo:font-weight="normal" officeooo:rsid="00579d4c" officeooo:paragraph-rsid="0067fa71" style:font-weight-asian="normal" style:font-weight-complex="normal"/>
    </style:style>
    <style:style style:name="P47" style:family="paragraph" style:parent-style-name="Standard">
      <style:text-properties fo:font-weight="normal" officeooo:rsid="00133bc3" officeooo:paragraph-rsid="005bdf4a" style:font-weight-asian="normal" style:font-weight-complex="normal"/>
    </style:style>
    <style:style style:name="T1" style:family="text">
      <style:text-properties officeooo:rsid="00133bc3"/>
    </style:style>
    <style:style style:name="T2" style:family="text">
      <style:text-properties officeooo:rsid="0013caa8"/>
    </style:style>
    <style:style style:name="T3" style:family="text">
      <style:text-properties officeooo:rsid="001731b5"/>
    </style:style>
    <style:style style:name="T4" style:family="text">
      <style:text-properties officeooo:rsid="0018f80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310d0"/>
    </style:style>
    <style:style style:name="T7" style:family="text">
      <style:text-properties officeooo:rsid="00321334"/>
    </style:style>
    <style:style style:name="T8" style:family="text">
      <style:text-properties officeooo:rsid="00394184"/>
    </style:style>
    <style:style style:name="T9" style:family="text">
      <style:text-properties officeooo:rsid="00466b43"/>
    </style:style>
    <style:style style:name="T10" style:family="text">
      <style:text-properties officeooo:rsid="0049d9d7"/>
    </style:style>
    <style:style style:name="T11" style:family="text">
      <style:text-properties officeooo:rsid="0054adba"/>
    </style:style>
    <style:style style:name="T12" style:family="text">
      <style:text-properties officeooo:rsid="005511a2"/>
    </style:style>
    <style:style style:name="T13" style:family="text">
      <style:text-properties officeooo:rsid="00579d4c"/>
    </style:style>
    <style:style style:name="T14" style:family="text">
      <style:text-properties officeooo:rsid="0059474e"/>
    </style:style>
    <style:style style:name="T15" style:family="text">
      <style:text-properties officeooo:rsid="00597089"/>
    </style:style>
    <style:style style:name="T16" style:family="text">
      <style:text-properties officeooo:rsid="00663e7d"/>
    </style:style>
    <style:style style:name="T17" style:family="text">
      <style:text-properties officeooo:rsid="0067aa4f"/>
    </style:style>
    <style:style style:name="T18" style:family="text">
      <style:text-properties officeooo:rsid="006a82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111000_CP2102_projects <text:span text:style-name="T1">\AVR_freaks_second_posting\Projects<text:tab/><text:tab/>Test results</text:span></text:p>
      <text:p text:style-name="Standard"/>
      <text:p text:style-name="P1">1_first_project</text:p>
      <text:p text:style-name="P10"/>
      <text:p text:style-name="P11">All examples successfully recompiled</text:p>
      <text:p text:style-name="P11"/>
      <text:p text:style-name="P13">Example 1<text:tab/>OK</text:p>
      <text:p text:style-name="P13">Example 2<text:tab/>OK</text:p>
      <text:p text:style-name="P13">Example 3<text:tab/>OK</text:p>
      <text:p text:style-name="P14">Example <text:span text:style-name="T2">4</text:span><text:tab/>OK</text:p>
      <text:p text:style-name="P14">Example <text:span text:style-name="T2">5</text:span><text:tab/>OK</text:p>
      <text:p text:style-name="P14">Example <text:span text:style-name="T2">6</text:span><text:tab/>OK</text:p>
      <text:p text:style-name="P14">Example <text:span text:style-name="T2">7</text:span><text:tab/>OK</text:p>
      <text:p text:style-name="P14">Example <text:span text:style-name="T2">8</text:span><text:tab/>OK</text:p>
      <text:p text:style-name="P14">Example <text:span text:style-name="T2">9</text:span><text:tab/>OK</text:p>
      <text:p text:style-name="P14">Example <text:span text:style-name="T2">10</text:span><text:tab/>OK</text:p>
      <text:p text:style-name="P14">Example <text:span text:style-name="T2">11</text:span><text:tab/>OK</text:p>
      <text:p text:style-name="P14"/>
      <text:p text:style-name="P28"><text:span text:style-name="T5">Also checked:</text:span><text:tab/>Commentary <text:span text:style-name="T3">input and </text:span>readout</text:p>
      <text:p text:style-name="P28"><text:tab/><text:tab/><text:tab/>User project reset</text:p>
      <text:p text:style-name="P28"><text:tab/><text:tab/><text:tab/>Intensity control</text:p>
      <text:p text:style-name="P28"><text:tab/><text:tab/><text:tab/>Recal_328_using_crystal.ino.standard</text:p>
      <text:p text:style-name="P28"><text:tab/><text:tab/><text:tab/>cal_one_wire_comms.ino.standard</text:p>
      <text:p text:style-name="P28"/>
      <text:p text:style-name="P28">PRN_16bit_GEN(<text:span text:style-name="T4">) and bootloader\1_Random_pattern_generator</text:span></text:p>
      <text:p text:style-name="P30">both write to one of 3 pairs of EEPROM registers</text:p>
      <text:p text:style-name="P31">Press E at p/r/t/D prompt to change <text:s/>EEPROM register pair </text:p>
      <text:p text:style-name="P31"/>
      <text:p text:style-name="P2">2_Receiver_Transmitter_Basic</text:p>
      <text:p text:style-name="P31"/>
      <text:p text:style-name="P12">All examples successfully recompiled</text:p>
      <text:p text:style-name="P12"/>
      <text:p text:style-name="P15">Example 1<text:tab/>OK</text:p>
      <text:p text:style-name="P16">Example 2<text:tab/>OK</text:p>
      <text:p text:style-name="P17">Example 3<text:tab/>OK</text:p>
      <text:p text:style-name="P18">Example <text:span text:style-name="T2">4</text:span><text:tab/>OK</text:p>
      <text:p text:style-name="P19">Example <text:span text:style-name="T2">5</text:span><text:tab/>OK</text:p>
      <text:p text:style-name="P20">Example <text:span text:style-name="T2">6</text:span><text:tab/>OK</text:p>
      <text:p text:style-name="P21">Example <text:span text:style-name="T2">7</text:span><text:tab/>OK</text:p>
      <text:p text:style-name="P22">Example <text:span text:style-name="T2">8</text:span><text:tab/>OK</text:p>
      <text:p text:style-name="P23">Example <text:span text:style-name="T2">9</text:span><text:tab/>OK</text:p>
      <text:p text:style-name="P23"/>
      <text:p text:style-name="P23"/>
      <text:p text:style-name="P3">3_Interrupts_and_switches</text:p>
      <text:p text:style-name="P23"/>
      <text:p text:style-name="P32">3A_UART_timer_interrupts<text:tab/><text:tab/><text:span text:style-name="T6">Recompiled<text:tab/>OK</text:span></text:p>
      <text:p text:style-name="P33">3B_Pin_Change_Interrupt<text:tab/><text:tab/><text:span text:style-name="T6">Recompiled<text:tab/>OK</text:span></text:p>
      <text:p text:style-name="P34">3C_reaction_time_tester<text:tab/><text:tab/><text:span text:style-name="T6">Recompiled<text:tab/>OK</text:span></text:p>
      <text:p text:style-name="P35">3D_timer_PCI_interrupts<text:tab/><text:tab/><text:span text:style-name="T6">Recompiled<text:tab/>OK</text:span></text:p>
      <text:p text:style-name="P36">3E_Keypress_logger<text:tab/><text:tab/><text:tab/><text:span text:style-name="T6">Recompiled<text:tab/>OK</text:span></text:p>
      <text:p text:style-name="P29">3F_Prime_numbers<text:tab/><text:span text:style-name="T7"><text:tab/><text:tab/>Recompiled<text:tab/>OK</text:span></text:p>
      <text:p text:style-name="P28">3G_Prime_numbers_plus<text:tab/><text:tab/><text:span text:style-name="T8">New project<text:tab/>OK</text:span></text:p>
      <text:p text:style-name="P4"><text:soft-page-break/>4_binary_and_bit_operations</text:p>
      <text:p text:style-name="P13"/>
      <text:p text:style-name="P13">1_Bit_ops_1<text:tab/><text:tab/><text:tab/><text:span text:style-name="T9">Recompiled<text:tab/>OK</text:span></text:p>
      <text:p text:style-name="P24">2_Bit_ops_2<text:tab/><text:tab/><text:tab/><text:span text:style-name="T7">Recompiled<text:tab/>OK</text:span></text:p>
      <text:p text:style-name="P24">3_Division_subroutine<text:tab/><text:span text:style-name="T7">Recompiled<text:tab/>OK</text:span></text:p>
      <text:p text:style-name="P24">4_Char_to_binary<text:tab/><text:tab/><text:span text:style-name="T7">Recompiled<text:tab/>OK but to be reviewed</text:span></text:p>
      <text:p text:style-name="P24"/>
      <text:p text:style-name="P5">5_Arduino_PC_comms_library<text:tab/><text:span text:style-name="T13"> Arduino_Rx_Tx.c <text:s/>updated</text:span></text:p>
      <text:p text:style-name="P13">5A_Integer_numbers<text:tab/><text:tab/><text:span text:style-name="T10">All factors<text:tab/><text:tab/><text:tab/>OK<text:tab/>No update needed<text:tab/>OK</text:span></text:p>
      <text:p text:style-name="P25">5B_Prime_factors<text:tab/><text:tab/><text:tab/><text:tab/><text:tab/><text:tab/><text:span text:style-name="T13">OK<text:tab/><text:tab/>updated<text:tab/>OK</text:span></text:p>
      <text:p text:style-name="P27">5C_Scientific_numbers<text:tab/><text:span text:style-name="T10">Raise to power<text:tab/><text:tab/>OK<text:tab/>No update needed<text:tab/>OK</text:span></text:p>
      <text:p text:style-name="P27">5D_Pie_estimator<text:tab/><text:tab/>Pie_estimator<text:tab/><text:tab/><text:tab/><text:span text:style-name="T11">OK<text:tab/><text:tab/>updated<text:tab/>OK</text:span></text:p>
      <text:p text:style-name="P27">5E_e_power_series<text:tab/><text:tab/><text:span text:style-name="T10">Calculate power(A,B)<text:tab/><text:tab/>OK<text:tab/><text:tab/>updated<text:tab/>OK</text:span></text:p>
      <text:p text:style-name="P13">5F_Trig_functions<text:tab/><text:tab/><text:span text:style-name="T10">New project<text:tab/><text:tab/><text:tab/>OK<text:tab/><text:tab/>updated<text:tab/>OK</text:span></text:p>
      <text:p text:style-name="P13"/>
      <text:p text:style-name="P38">Bug_<text:span text:style-name="T14">1</text:span> found in</text:p>
      <text:p text:style-name="P38">Int_Num_from_PC_A() for /b keypress. <text:s/></text:p>
      <text:p text:style-name="P26">Sc_Num_from_PC_A<text:span text:style-name="T12">() with \b keypresses</text:span></text:p>
      <text:p text:style-name="P26"/>
      <text:p text:style-name="P37"><text:span text:style-name="T12">For example </text:span>12345\b6 comes to a halt and times out</text:p>
      <text:p text:style-name="P40">Also 1mS delay increased to 10mS</text:p>
      <text:p text:style-name="P40"/>
      <text:p text:style-name="P39">Bug_<text:span text:style-name="T14">2</text:span> found in Sc_Num_to_PC_A<text:span text:style-name="T14">()</text:span></text:p>
      <text:p text:style-name="P41">Fails for Sc_Num_to_PC_A(Result,0,6,'\r');<text:tab/><text:tab/>The 0 must be at least 1</text:p>
      <text:p text:style-name="P40"/>
      <text:p text:style-name="P42">Bug<text:span text:style-name="T15">s</text:span> fixed </text:p>
      <text:p text:style-name="P42">9_Resource_store\PC_comms\Arduino_Rx_Tx.c<text:tab/> updated</text:p>
      <text:p text:style-name="P6"/>
      <text:p text:style-name="P6"/>
      <text:p text:style-name="P7">Remember:</text:p>
      <text:p text:style-name="P7">Always update Arduino_Rx_Tx.c in future projects when used</text:p>
      <text:p text:style-name="P8">Also update equivalent files in PCB111000_UNO_V2 for both UNO and Arduino projects</text:p>
      <text:p text:style-name="P8"/>
      <text:p text:style-name="P8"/>
      <text:p text:style-name="P9">6_The_8_digit_display_and_IO</text:p>
      <text:p text:style-name="P43"/>
      <text:p text:style-name="P43">6A_Segment_driver<text:tab/><text:tab/><text:span text:style-name="T17">No change to .hex</text:span></text:p>
      <text:p text:style-name="P46">6B_Segment_driver<text:tab/><text:tab/><text:span text:style-name="T17">No change to .hex</text:span></text:p>
      <text:p text:style-name="P46">6C_Numerical_entry<text:tab/><text:tab/><text:span text:style-name="T17">No change to .hex</text:span></text:p>
      <text:p text:style-name="P46">6D_INT_to_display<text:tab/><text:tab/><text:span text:style-name="T17">No change to .hex<text:tab/>update to Running averages</text:span></text:p>
      <text:p text:style-name="P44">6E_FPN_to_display<text:tab/><text:tab/><text:span text:style-name="T18">Updated <text:tab/>OK</text:span></text:p>
      <text:p text:style-name="P45">6F_FPN_from_IO<text:tab/><text:tab/><text:span text:style-name="T16">To be updated</text:span></text:p>
      <text:p text:style-name="P45">6G_INT_from_IO<text:tab/><text:tab/><text:span text:style-name="T16">To be updated</text:span></text:p>
      <text:p text:style-name="P44"/>
      <text:p text:style-name="P9">7_Timers<text:tab/><text:tab/><text:tab/><text:tab/><text:tab/> update Arduino_Rx_Tx.c </text:p>
      <text:p text:style-name="P8"/>
      <text:p text:style-name="P9">8_Resets<text:tab/><text:tab/><text:tab/><text:tab/><text:tab/> update Arduino_Rx_Tx.c </text:p>
      <text:p text:style-name="P8"/>
      <text:p text:style-name="P9">9_FPN_routines<text:tab/><text:tab/><text:tab/><text:tab/> update Arduino_Rx_Tx.c </text:p>
      <text:p text:style-name="P13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16:47:54.336000000</meta:creation-date>
    <meta:generator>LibreOffice/6.2.8.2$Windows_X86_64 LibreOffice_project/f82ddfca21ebc1e222a662a32b25c0c9d20169ee</meta:generator>
    <dc:date>2023-05-18T17:20:53.314000000</dc:date>
    <meta:editing-duration>PT11H51M11S</meta:editing-duration>
    <meta:editing-cycles>60</meta:editing-cycles>
    <meta:document-statistic meta:table-count="0" meta:image-count="0" meta:object-count="0" meta:page-count="2" meta:paragraph-count="76" meta:word-count="302" meta:character-count="2436" meta:non-whitespace-character-count="2128"/>
  </office:meta>
</office:document-meta>
</file>